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98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twohand_wood_clu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twohand_wood_club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twohand_wood_club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7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.00.0000</text:date>, <text:time style:data-style-name="N2" text:time-value="21:57:23.81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11-06T22:40:46.859000000</dc:date>
    <meta:editing-cycles>532</meta:editing-cycles>
    <meta:editing-duration>P6DT13H29M15S</meta:editing-duration>
    <dc:creator>Jöran Balks</dc:creator>
    <meta:document-statistic meta:table-count="2" meta:cell-count="7111" meta:object-count="0"/>
  </office:meta>
</office:document-meta>
</file>